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2320401</text:p>
          </table:table-cell>
          <table:table-cell office:value-type="string" calcext:value-type="string">
            <text:p>2022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1672" calcext:value-type="float">
            <text:p>72.81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20401</text:p>
          </table:table-cell>
          <table:table-cell office:value-type="string" calcext:value-type="string">
            <text:p>2021-0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5764" calcext:value-type="float">
            <text:p>72.55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20401</text:p>
          </table:table-cell>
          <table:table-cell office:value-type="string" calcext:value-type="string">
            <text:p>2020-0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5284" calcext:value-type="float">
            <text:p>72.252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20401</text:p>
          </table:table-cell>
          <table:table-cell office:value-type="string" calcext:value-type="string">
            <text:p>2019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96808" calcext:value-type="float">
            <text:p>71.996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20401</text:p>
          </table:table-cell>
          <table:table-cell office:value-type="string" calcext:value-type="string">
            <text:p>2018-0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5368" calcext:value-type="float">
            <text:p>71.35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20401</text:p>
          </table:table-cell>
          <table:table-cell office:value-type="string" calcext:value-type="string">
            <text:p>2017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6892" calcext:value-type="float">
            <text:p>71.36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20401</text:p>
          </table:table-cell>
          <table:table-cell office:value-type="string" calcext:value-type="string">
            <text:p>2016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13472" calcext:value-type="float">
            <text:p>71.213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20401</text:p>
          </table:table-cell>
          <table:table-cell office:value-type="string" calcext:value-type="string">
            <text:p>2014-12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946" calcext:value-type="float">
            <text:p>71.09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20401</text:p>
          </table:table-cell>
          <table:table-cell office:value-type="string" calcext:value-type="string">
            <text:p>2013-1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84872" calcext:value-type="float">
            <text:p>70.984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20401</text:p>
          </table:table-cell>
          <table:table-cell office:value-type="string" calcext:value-type="string">
            <text:p>2013-0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8312" calcext:value-type="float">
            <text:p>70.68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20401</text:p>
          </table:table-cell>
          <table:table-cell office:value-type="string" calcext:value-type="string">
            <text:p>2012-0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89344" calcext:value-type="float">
            <text:p>70.189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20401</text:p>
          </table:table-cell>
          <table:table-cell office:value-type="string" calcext:value-type="string">
            <text:p>2010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55488" calcext:value-type="float">
            <text:p>69.05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20401</text:p>
          </table:table-cell>
          <table:table-cell office:value-type="string" calcext:value-type="string">
            <text:p>2010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1716" calcext:value-type="float">
            <text:p>68.71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20401</text:p>
          </table:table-cell>
          <table:table-cell office:value-type="string" calcext:value-type="string">
            <text:p>2009-0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75912" calcext:value-type="float">
            <text:p>67.875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20401</text:p>
          </table:table-cell>
          <table:table-cell office:value-type="string" calcext:value-type="string">
            <text:p>2008-0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322" calcext:value-type="float">
            <text:p>67.13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20401</text:p>
          </table:table-cell>
          <table:table-cell office:value-type="string" calcext:value-type="string">
            <text:p>2007-0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7604" calcext:value-type="float">
            <text:p>67.376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20401</text:p>
          </table:table-cell>
          <table:table-cell office:value-type="string" calcext:value-type="string">
            <text:p>2006-0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32328" calcext:value-type="float">
            <text:p>66.632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20401</text:p>
          </table:table-cell>
          <table:table-cell office:value-type="string" calcext:value-type="string">
            <text:p>2005-0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8732" calcext:value-type="float">
            <text:p>66.18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20401</text:p>
          </table:table-cell>
          <table:table-cell office:value-type="string" calcext:value-type="string">
            <text:p>2004-0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19552" calcext:value-type="float">
            <text:p>66.519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20401</text:p>
          </table:table-cell>
          <table:table-cell office:value-type="string" calcext:value-type="string">
            <text:p>2003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18384" calcext:value-type="float">
            <text:p>66.318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20401</text:p>
          </table:table-cell>
          <table:table-cell office:value-type="string" calcext:value-type="string">
            <text:p>2002-0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03984" calcext:value-type="float">
            <text:p>65.403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20401</text:p>
          </table:table-cell>
          <table:table-cell office:value-type="string" calcext:value-type="string">
            <text:p>2001-0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83944" calcext:value-type="float">
            <text:p>65.08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20401</text:p>
          </table:table-cell>
          <table:table-cell office:value-type="string" calcext:value-type="string">
            <text:p>2000-01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99312" calcext:value-type="float">
            <text:p>64.599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20401</text:p>
          </table:table-cell>
          <table:table-cell office:value-type="string" calcext:value-type="string">
            <text:p>1999-0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08" calcext:value-type="float">
            <text:p>64.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20401</text:p>
          </table:table-cell>
          <table:table-cell office:value-type="string" calcext:value-type="string">
            <text:p>1998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42952" calcext:value-type="float">
            <text:p>63.242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20401</text:p>
          </table:table-cell>
          <table:table-cell office:value-type="string" calcext:value-type="string">
            <text:p>1997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51512" calcext:value-type="float">
            <text:p>63.151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20401</text:p>
          </table:table-cell>
          <table:table-cell office:value-type="string" calcext:value-type="string">
            <text:p>1996-0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91264" calcext:value-type="float">
            <text:p>62.691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20401</text:p>
          </table:table-cell>
          <table:table-cell office:value-type="string" calcext:value-type="string">
            <text:p>1995-0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6396" calcext:value-type="float">
            <text:p>62.16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20401</text:p>
          </table:table-cell>
          <table:table-cell office:value-type="string" calcext:value-type="string">
            <text:p>1994-0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76992" calcext:value-type="float">
            <text:p>61.27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20401</text:p>
          </table:table-cell>
          <table:table-cell office:value-type="string" calcext:value-type="string">
            <text:p>1993-0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82632" calcext:value-type="float">
            <text:p>60.682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20401</text:p>
          </table:table-cell>
          <table:table-cell office:value-type="string" calcext:value-type="string">
            <text:p>1992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886" calcext:value-type="float">
            <text:p>61.18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20401</text:p>
          </table:table-cell>
          <table:table-cell office:value-type="string" calcext:value-type="string">
            <text:p>1991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2096" calcext:value-type="float">
            <text:p>61.02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20401</text:p>
          </table:table-cell>
          <table:table-cell office:value-type="string" calcext:value-type="string">
            <text:p>1990-0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0572" calcext:value-type="float">
            <text:p>61.00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20401</text:p>
          </table:table-cell>
          <table:table-cell office:value-type="string" calcext:value-type="string">
            <text:p>1989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92944" calcext:value-type="float">
            <text:p>60.892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20401</text:p>
          </table:table-cell>
          <table:table-cell office:value-type="string" calcext:value-type="string">
            <text:p>1988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36784" calcext:value-type="float">
            <text:p>61.13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20401</text:p>
          </table:table-cell>
          <table:table-cell office:value-type="string" calcext:value-type="string">
            <text:p>1987-0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28224" calcext:value-type="float">
            <text:p>61.22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20401</text:p>
          </table:table-cell>
          <table:table-cell office:value-type="string" calcext:value-type="string">
            <text:p>1986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59872" calcext:value-type="float">
            <text:p>61.459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20401</text:p>
          </table:table-cell>
          <table:table-cell office:value-type="string" calcext:value-type="string">
            <text:p>1985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36528" calcext:value-type="float">
            <text:p>62.13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20401</text:p>
          </table:table-cell>
          <table:table-cell office:value-type="string" calcext:value-type="string">
            <text:p>1984-0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77448" calcext:value-type="float">
            <text:p>61.87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20401</text:p>
          </table:table-cell>
          <table:table-cell office:value-type="string" calcext:value-type="string">
            <text:p>1983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744" calcext:value-type="float">
            <text:p>61.8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20401</text:p>
          </table:table-cell>
          <table:table-cell office:value-type="string" calcext:value-type="string">
            <text:p>1982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47552" calcext:value-type="float">
            <text:p>61.94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20401</text:p>
          </table:table-cell>
          <table:table-cell office:value-type="string" calcext:value-type="string">
            <text:p>1981-0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05592" calcext:value-type="float">
            <text:p>61.505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20401</text:p>
          </table:table-cell>
          <table:table-cell office:value-type="string" calcext:value-type="string">
            <text:p>1980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24848" calcext:value-type="float">
            <text:p>60.124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20401</text:p>
          </table:table-cell>
          <table:table-cell office:value-type="string" calcext:value-type="string">
            <text:p>1980-0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24848" calcext:value-type="float">
            <text:p>60.124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20401</text:p>
          </table:table-cell>
          <table:table-cell office:value-type="string" calcext:value-type="string">
            <text:p>1979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75952" calcext:value-type="float">
            <text:p>60.575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20401</text:p>
          </table:table-cell>
          <table:table-cell office:value-type="string" calcext:value-type="string">
            <text:p>1978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27312" calcext:value-type="float">
            <text:p>60.027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20401</text:p>
          </table:table-cell>
          <table:table-cell office:value-type="string" calcext:value-type="string">
            <text:p>1976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03312" calcext:value-type="float">
            <text:p>58.503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20401</text:p>
          </table:table-cell>
          <table:table-cell office:value-type="string" calcext:value-type="string">
            <text:p>1975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72504" calcext:value-type="float">
            <text:p>57.37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20401</text:p>
          </table:table-cell>
          <table:table-cell office:value-type="string" calcext:value-type="string">
            <text:p>1974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36184" calcext:value-type="float">
            <text:p>56.336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20401</text:p>
          </table:table-cell>
          <table:table-cell office:value-type="string" calcext:value-type="string">
            <text:p>1973-0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02072" calcext:value-type="float">
            <text:p>56.202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20401</text:p>
          </table:table-cell>
          <table:table-cell office:value-type="string" calcext:value-type="string">
            <text:p>1971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34232" calcext:value-type="float">
            <text:p>54.43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20401</text:p>
          </table:table-cell>
          <table:table-cell office:value-type="string" calcext:value-type="string">
            <text:p>1970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30728" calcext:value-type="float">
            <text:p>53.830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20401</text:p>
          </table:table-cell>
          <table:table-cell office:value-type="string" calcext:value-type="string">
            <text:p>1969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52192" calcext:value-type="float">
            <text:p>53.35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20401</text:p>
          </table:table-cell>
          <table:table-cell office:value-type="string" calcext:value-type="string">
            <text:p>1968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50896" calcext:value-type="float">
            <text:p>53.65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20401</text:p>
          </table:table-cell>
          <table:table-cell office:value-type="string" calcext:value-type="string">
            <text:p>1967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23008" calcext:value-type="float">
            <text:p>53.023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20401</text:p>
          </table:table-cell>
          <table:table-cell office:value-type="string" calcext:value-type="string">
            <text:p>1966-0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12952" calcext:value-type="float">
            <text:p>51.812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20401</text:p>
          </table:table-cell>
          <table:table-cell office:value-type="string" calcext:value-type="string">
            <text:p>1965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918" calcext:value-type="float">
            <text:p>48.69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20401</text:p>
          </table:table-cell>
          <table:table-cell office:value-type="string" calcext:value-type="string">
            <text:p>1964-0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63128" calcext:value-type="float">
            <text:p>46.363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20401</text:p>
          </table:table-cell>
          <table:table-cell office:value-type="string" calcext:value-type="string">
            <text:p>1963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29984" calcext:value-type="float">
            <text:p>44.829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20401</text:p>
          </table:table-cell>
          <table:table-cell office:value-type="string" calcext:value-type="string">
            <text:p>1962-0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22064" calcext:value-type="float">
            <text:p>42.422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20401</text:p>
          </table:table-cell>
          <table:table-cell office:value-type="string" calcext:value-type="string">
            <text:p>1961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11752" calcext:value-type="float">
            <text:p>42.21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20401</text:p>
          </table:table-cell>
          <table:table-cell office:value-type="string" calcext:value-type="string">
            <text:p>1960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59024" calcext:value-type="float">
            <text:p>40.959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20401</text:p>
          </table:table-cell>
          <table:table-cell office:value-type="string" calcext:value-type="string">
            <text:p>1959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43" calcext:value-type="float">
            <text:p>39.2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20401</text:p>
          </table:table-cell>
          <table:table-cell office:value-type="string" calcext:value-type="string">
            <text:p>1958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096" calcext:value-type="float">
            <text:p>38.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20401</text:p>
          </table:table-cell>
          <table:table-cell office:value-type="string" calcext:value-type="string">
            <text:p>1957-0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15312" calcext:value-type="float">
            <text:p>40.215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20401</text:p>
          </table:table-cell>
          <table:table-cell office:value-type="string" calcext:value-type="string">
            <text:p>1956-0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7204" calcext:value-type="float">
            <text:p>35.37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20401</text:p>
          </table:table-cell>
          <table:table-cell office:value-type="string" calcext:value-type="string">
            <text:p>1955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4992" calcext:value-type="float">
            <text:p>33.64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20401</text:p>
          </table:table-cell>
          <table:table-cell office:value-type="string" calcext:value-type="string">
            <text:p>1954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0776" calcext:value-type="float">
            <text:p>31.60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20401</text:p>
          </table:table-cell>
          <table:table-cell office:value-type="string" calcext:value-type="string">
            <text:p>1953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47896" calcext:value-type="float">
            <text:p>29.647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20401</text:p>
          </table:table-cell>
          <table:table-cell office:value-type="string" calcext:value-type="string">
            <text:p>1952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86024" calcext:value-type="float">
            <text:p>28.386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20401</text:p>
          </table:table-cell>
          <table:table-cell office:value-type="string" calcext:value-type="string">
            <text:p>1951-0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16632" calcext:value-type="float">
            <text:p>27.91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20401</text:p>
          </table:table-cell>
          <table:table-cell office:value-type="string" calcext:value-type="string">
            <text:p>1950-0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13384" calcext:value-type="float">
            <text:p>26.313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20401</text:p>
          </table:table-cell>
          <table:table-cell office:value-type="string" calcext:value-type="string">
            <text:p>1949-02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57352" calcext:value-type="float">
            <text:p>26.057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20401</text:p>
          </table:table-cell>
          <table:table-cell office:value-type="string" calcext:value-type="string">
            <text:p>1948-0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65456" calcext:value-type="float">
            <text:p>25.365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20401</text:p>
          </table:table-cell>
          <table:table-cell office:value-type="string" calcext:value-type="string">
            <text:p>1947-03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1176" calcext:value-type="float">
            <text:p>25.5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20401</text:p>
          </table:table-cell>
          <table:table-cell office:value-type="string" calcext:value-type="string">
            <text:p>1941-03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224" calcext:value-type="float">
            <text:p>26.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49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416" meta:object-count="0"/>
    <meta:user-defined meta:name="AppVersion">3.0</meta:user-defined>
  </office:meta>
</office:document-meta>
</file>